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svg:stroke-width="0.254cm" draw:marker-start="Arrow" draw:marker-start-width="0.679cm" draw:marker-end-width="0.579cm" draw:textarea-vertical-align="middle" fo:padding-top="0.25cm" fo:padding-bottom="0.25cm" fo:padding-left="0.375cm" fo:padding-right="0.3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24cm" svg:height="1.778cm" svg:x="2.905cm" svg:y="12.938cm">
          <text:p text:style-name="P1">Linux Socket APIs</text:p>
        </draw:rect>
        <draw:rect draw:style-name="gr1" draw:text-style-name="P1" draw:layer="layout" svg:width="7.239cm" svg:height="1.905cm" svg:x="2.905cm" svg:y="10.525cm">
          <text:p text:style-name="P1">I/O Manager</text:p>
        </draw:rect>
        <draw:rect draw:style-name="gr1" draw:text-style-name="P1" draw:layer="layout" svg:width="7.239cm" svg:height="1.905cm" svg:x="10.906cm" svg:y="10.525cm">
          <text:p text:style-name="P1">Event Dispatcher</text:p>
        </draw:rect>
        <draw:rect draw:style-name="gr1" draw:text-style-name="P1" draw:layer="layout" svg:width="2.54cm" svg:height="2.54cm" svg:x="2.905cm" svg:y="7.35cm">
          <text:p text:style-name="P1">TCP</text:p>
          <text:p text:style-name="P1">Acceptor</text:p>
        </draw:rect>
        <draw:rect draw:style-name="gr1" draw:text-style-name="P1" draw:layer="layout" svg:width="2.54cm" svg:height="2.54cm" svg:x="5.953cm" svg:y="7.35cm">
          <text:p text:style-name="P1">TCP</text:p>
          <text:p text:style-name="P1">Socket</text:p>
        </draw:rect>
        <draw:rect draw:style-name="gr1" draw:text-style-name="P1" draw:layer="layout" svg:width="2.54cm" svg:height="2.54cm" svg:x="9.001cm" svg:y="7.35cm">
          <text:p text:style-name="P1">UDP</text:p>
          <text:p text:style-name="P1">Socket</text:p>
        </draw:rect>
        <draw:rect draw:style-name="gr1" draw:text-style-name="P1" draw:layer="layout" svg:width="2.54cm" svg:height="2.54cm" svg:x="12.176cm" svg:y="7.35cm">
          <text:p text:style-name="P1">I/O</text:p>
          <text:p text:style-name="P1">Event</text:p>
        </draw:rect>
        <draw:rect draw:style-name="gr1" draw:text-style-name="P1" draw:layer="layout" svg:width="2.54cm" svg:height="2.54cm" svg:x="15.605cm" svg:y="7.35cm">
          <text:p text:style-name="P1">Event</text:p>
          <text:p text:style-name="P1">Handler</text:p>
        </draw:rect>
        <draw:rect draw:style-name="gr1" draw:text-style-name="P1" draw:layer="layout" svg:width="15.24cm" svg:height="1.778cm" svg:x="2.905cm" svg:y="4.837cm">
          <text:p text:style-name="P1">User Application</text:p>
        </draw:rect>
        <draw:custom-shape draw:style-name="gr2" draw:text-style-name="P1" draw:layer="layout" svg:width="14.986cm" svg:height="2.667cm" svg:x="3.032cm" svg:y="16.494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1" draw:layer="layout" svg:x1="9.631cm" svg:y1="16.721cm" svg:x2="9.631cm" svg:y2="14.689cm">
          <text:p/>
        </draw:line>
        <draw:line draw:style-name="gr3" draw:text-style-name="P1" draw:layer="layout" svg:x1="11.417cm" svg:y1="14.616cm" svg:x2="11.411cm" svg:y2="16.648cm">
          <text:p/>
        </draw:line>
        <draw:frame draw:style-name="gr4" draw:text-style-name="P2" draw:layer="layout" svg:width="14.806cm" svg:height="1.195cm" svg:x="3.14cm" svg:y="2.397cm">
          <draw:text-box>
            <text:p><text:span text:style-name="T1">eznetpp Library Architecture Overview</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n Cheol Kang</meta:initial-creator>
    <meta:creation-date>2015-09-21T15:50:19</meta:creation-date>
    <dc:date>2015-09-21T16:01:30</dc:date>
    <dc:creator>In Cheol Kang</dc:creator>
    <meta:editing-duration>PT11M12S</meta:editing-duration>
    <meta:editing-cycles>1</meta:editing-cycles>
    <meta:document-statistic meta:object-count="13"/>
    <meta:generator>OpenOffice/4.1.1$Unix OpenOffice.org_project/411m6$Build-9775</meta:generator>
  </office:meta>
</office:document-meta>
</file>